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column table:style-name="co3" table:number-columns-repeated="5" table:default-cell-style-name="Default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Default" table:number-columns-repeated="5"/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8798879" calcext:value-type="float">
            <text:p>8798879</text:p>
          </table:table-cell>
          <table:table-cell office:value-type="float" office:value="9476628" calcext:value-type="float">
            <text:p>9476628</text:p>
          </table:table-cell>
          <table:table-cell office:value-type="float" office:value="10620566" calcext:value-type="float">
            <text:p>10620566</text:p>
          </table:table-cell>
          <table:table-cell office:value-type="float" office:value="11372023" calcext:value-type="float">
            <text:p>11372023</text:p>
          </table:table-cell>
          <table:table-cell office:value-type="float" office:value="12173943" calcext:value-type="float">
            <text:p>121739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6594403" calcext:value-type="float">
            <text:p>-6594403</text:p>
          </table:table-cell>
          <table:table-cell office:value-type="float" office:value="-7877723" calcext:value-type="float">
            <text:p>-7877723</text:p>
          </table:table-cell>
          <table:table-cell office:value-type="float" office:value="-8237192" calcext:value-type="float">
            <text:p>-8237192</text:p>
          </table:table-cell>
          <table:table-cell office:value-type="float" office:value="-8636699" calcext:value-type="float">
            <text:p>-8636699</text:p>
          </table:table-cell>
          <table:table-cell office:value-type="float" office:value="-8890978" calcext:value-type="float">
            <text:p>-88909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2204476" calcext:value-type="float">
            <text:p>2204476</text:p>
          </table:table-cell>
          <table:table-cell office:value-type="float" office:value="1598905" calcext:value-type="float">
            <text:p>1598905</text:p>
          </table:table-cell>
          <table:table-cell office:value-type="float" office:value="2383374" calcext:value-type="float">
            <text:p>2383374</text:p>
          </table:table-cell>
          <table:table-cell office:value-type="float" office:value="2735324" calcext:value-type="float">
            <text:p>2735324</text:p>
          </table:table-cell>
          <table:table-cell office:value-type="float" office:value="3282965" calcext:value-type="float">
            <text:p>32829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390095" calcext:value-type="float">
            <text:p>390095</text:p>
          </table:table-cell>
          <table:table-cell office:value-type="float" office:value="936070" calcext:value-type="float">
            <text:p>936070</text:p>
          </table:table-cell>
          <table:table-cell office:value-type="float" office:value="1524040" calcext:value-type="float">
            <text:p>1524040</text:p>
          </table:table-cell>
          <table:table-cell office:value-type="float" office:value="1673935" calcext:value-type="float">
            <text:p>1673935</text:p>
          </table:table-cell>
          <table:table-cell office:value-type="float" office:value="2456653" calcext:value-type="float">
            <text:p>24566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09" calcext:value-type="float">
            <text:p>0,09</text:p>
          </table:table-cell>
          <table:table-cell office:value-type="float" office:value="0.22" calcext:value-type="float">
            <text:p>0,22</text:p>
          </table:table-cell>
          <table:table-cell office:value-type="float" office:value="0.35" calcext:value-type="float">
            <text:p>0,35</text:p>
          </table:table-cell>
          <table:table-cell office:value-type="float" office:value="0.39" calcext:value-type="float">
            <text:p>0,39</text:p>
          </table:table-cell>
          <table:table-cell office:value-type="float" office:value="0.57" calcext:value-type="float">
            <text:p>0,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2" office:value-type="float" office:value="4330085000" calcext:value-type="float">
            <text:p>4330085000</text:p>
          </table:table-cell>
          <table:table-cell table:number-columns-repeated="3" office:value-type="float" office:value="4330084781" calcext:value-type="float">
            <text:p>43300847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8759995" calcext:value-type="float">
            <text:p>18759995</text:p>
          </table:table-cell>
          <table:table-cell office:value-type="float" office:value="19031199" calcext:value-type="float">
            <text:p>19031199</text:p>
          </table:table-cell>
          <table:table-cell office:value-type="float" office:value="22113604" calcext:value-type="float">
            <text:p>22113604</text:p>
          </table:table-cell>
          <table:table-cell office:value-type="float" office:value="21677960" calcext:value-type="float">
            <text:p>21677960</text:p>
          </table:table-cell>
          <table:table-cell office:value-type="float" office:value="22859132" calcext:value-type="float">
            <text:p>22859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7730299" calcext:value-type="float">
            <text:p>7730299</text:p>
          </table:table-cell>
          <table:table-cell office:value-type="float" office:value="8775807" calcext:value-type="float">
            <text:p>8775807</text:p>
          </table:table-cell>
          <table:table-cell office:value-type="float" office:value="6478272" calcext:value-type="float">
            <text:p>6478272</text:p>
          </table:table-cell>
          <table:table-cell office:value-type="float" office:value="6593090" calcext:value-type="float">
            <text:p>6593090</text:p>
          </table:table-cell>
          <table:table-cell office:value-type="float" office:value="6658427" calcext:value-type="float">
            <text:p>66584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26490295" calcext:value-type="float">
            <text:p>26490295</text:p>
          </table:table-cell>
          <table:table-cell office:value-type="float" office:value="27807006" calcext:value-type="float">
            <text:p>27807006</text:p>
          </table:table-cell>
          <table:table-cell office:value-type="float" office:value="28591876" calcext:value-type="float">
            <text:p>28591876</text:p>
          </table:table-cell>
          <table:table-cell office:value-type="float" office:value="28271050" calcext:value-type="float">
            <text:p>28271050</text:p>
          </table:table-cell>
          <table:table-cell office:value-type="float" office:value="29517559" calcext:value-type="float">
            <text:p>295175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9389980" calcext:value-type="float">
            <text:p>9389980</text:p>
          </table:table-cell>
          <table:table-cell office:value-type="float" office:value="10715271" calcext:value-type="float">
            <text:p>10715271</text:p>
          </table:table-cell>
          <table:table-cell office:value-type="float" office:value="11705428" calcext:value-type="float">
            <text:p>11705428</text:p>
          </table:table-cell>
          <table:table-cell office:value-type="float" office:value="12112714" calcext:value-type="float">
            <text:p>12112714</text:p>
          </table:table-cell>
          <table:table-cell office:value-type="float" office:value="13160179" calcext:value-type="float">
            <text:p>131601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7100315" calcext:value-type="float">
            <text:p>17100315</text:p>
          </table:table-cell>
          <table:table-cell office:value-type="float" office:value="17091735" calcext:value-type="float">
            <text:p>17091735</text:p>
          </table:table-cell>
          <table:table-cell office:value-type="float" office:value="16886448" calcext:value-type="float">
            <text:p>16886448</text:p>
          </table:table-cell>
          <table:table-cell office:value-type="float" office:value="16158336" calcext:value-type="float">
            <text:p>16158336</text:p>
          </table:table-cell>
          <table:table-cell office:value-type="float" office:value="16357380" calcext:value-type="float">
            <text:p>163573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6490295" calcext:value-type="float">
            <text:p>26490295</text:p>
          </table:table-cell>
          <table:table-cell office:value-type="float" office:value="27807006" calcext:value-type="float">
            <text:p>27807006</text:p>
          </table:table-cell>
          <table:table-cell office:value-type="float" office:value="28591876" calcext:value-type="float">
            <text:p>28591876</text:p>
          </table:table-cell>
          <table:table-cell office:value-type="float" office:value="28271050" calcext:value-type="float">
            <text:p>28271050</text:p>
          </table:table-cell>
          <table:table-cell office:value-type="float" office:value="29517559" calcext:value-type="float">
            <text:p>295175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7100315" calcext:value-type="float">
            <text:p>17100315</text:p>
          </table:table-cell>
          <table:table-cell office:value-type="float" office:value="17091735" calcext:value-type="float">
            <text:p>17091735</text:p>
          </table:table-cell>
          <table:table-cell office:value-type="float" office:value="16886448" calcext:value-type="float">
            <text:p>16886448</text:p>
          </table:table-cell>
          <table:table-cell office:value-type="float" office:value="16158336" calcext:value-type="float">
            <text:p>16158336</text:p>
          </table:table-cell>
          <table:table-cell office:value-type="float" office:value="16357380" calcext:value-type="float">
            <text:p>163573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6490295" calcext:value-type="float">
            <text:p>26490295</text:p>
          </table:table-cell>
          <table:table-cell office:value-type="float" office:value="27807006" calcext:value-type="float">
            <text:p>27807006</text:p>
          </table:table-cell>
          <table:table-cell office:value-type="float" office:value="28591876" calcext:value-type="float">
            <text:p>28591876</text:p>
          </table:table-cell>
          <table:table-cell office:value-type="float" office:value="28271050" calcext:value-type="float">
            <text:p>28271050</text:p>
          </table:table-cell>
          <table:table-cell office:value-type="float" office:value="29517559" calcext:value-type="float">
            <text:p>29517559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09:00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2S</meta:editing-duration>
    <meta:editing-cycles>3</meta:editing-cycles>
    <meta:generator>LibreOffice/5.4.2.2$Windows_X86_64 LibreOffice_project/22b09f6418e8c2d508a9eaf86b2399209b0990f4</meta:generator>
    <dc:date>2017-11-22T12:09:30.390000000</dc:date>
    <meta:document-statistic meta:table-count="3" meta:cell-count="97" meta:object-count="0"/>
    <meta:user-defined meta:name="Info 1"/>
    <meta:user-defined meta:name="Info 2"/>
    <meta:user-defined meta:name="Info 3"/>
    <meta:user-defined meta:name="Info 4"/>
  </office:meta>
</office:document-meta>
</file>